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Mont" svg:font-family="Mont, 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justify" style:justify-single-word="false"/>
    </style:style>
    <style:style style:name="P2" style:family="paragraph" style:parent-style-name="No_20_Spacing">
      <style:paragraph-properties fo:text-align="justify" style:justify-single-word="false"/>
      <style:text-properties officeooo:paragraph-rsid="001536ee"/>
    </style:style>
    <style:style style:name="P3" style:family="paragraph" style:parent-style-name="No_20_Spacing">
      <style:paragraph-properties fo:margin-left="1.27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No_20_Spacing" style:list-style-name="WWNum5">
      <style:paragraph-properties fo:text-align="justify" style:justify-single-word="false"/>
    </style:style>
    <style:style style:name="P9" style:family="paragraph" style:parent-style-name="No_20_Spacing" style:list-style-name="WWNum1">
      <style:paragraph-properties fo:text-align="justify" style:justify-single-word="false"/>
    </style:style>
    <style:style style:name="P10" style:family="paragraph" style:parent-style-name="No_20_Spacing" style:list-style-name="WWNum2">
      <style:paragraph-properties fo:text-align="justify" style:justify-single-word="false"/>
    </style:style>
    <style:style style:name="P11" style:family="paragraph" style:parent-style-name="No_20_Spacing" style:list-style-name="WWNum3">
      <style:paragraph-properties fo:text-align="justify" style:justify-single-word="false"/>
    </style:style>
    <style:style style:name="P12" style:family="paragraph" style:parent-style-name="No_20_Spacing" style:list-style-name="WWNum4">
      <style:paragraph-properties fo:text-align="justify" style:justify-single-word="false"/>
    </style:style>
    <style:style style:name="T1" style:family="text">
      <style:text-properties fo:language="cs" fo:country="CZ"/>
    </style:style>
    <style:style style:name="T2" style:family="text">
      <style:text-properties officeooo:rsid="001536ee"/>
    </style:style>
    <style:style style:name="T3" style:family="text">
      <style:text-properties fo:font-variant="normal" fo:text-transform="none" fo:color="#181818" loext:opacity="100%" style:font-name="Mont" fo:font-size="13.5pt" fo:letter-spacing="normal" fo:font-style="normal" fo:font-weight="normal" officeooo:rsid="001536ee" style:font-weight-asian="normal" style:font-weight-complex="normal"/>
    </style:style>
    <style:style style:name="T4" style:family="text">
      <style:text-properties fo:font-variant="normal" fo:text-transform="none" fo:color="#181818" loext:opacity="100%" style:font-name="Mont" fo:font-size="13.5pt" fo:letter-spacing="normal" fo:font-style="normal" fo:font-weight="normal" officeooo:rsid="0016426c" style:font-weight-asian="normal" style:font-weight-complex="normal"/>
    </style:style>
    <style:style style:name="T5" style:family="text">
      <style:text-properties officeooo:rsid="001642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Компания «АБС»</text:p>
      <text:p text:style-name="P5">План реагирования на инциденты <text:span text:style-name="T5">информационной безопасности</text:span>.</text:p>
      <text:p text:style-name="P5">DDos <text:s/>- атака.</text:p>
      <text:p text:style-name="P4"/>
      <text:p text:style-name="P7">1. Введение</text:p>
      <text:p text:style-name="P1"/>
      <text:p text:style-name="P2">Настоящ<text:span text:style-name="T5">ий</text:span> <text:span text:style-name="T2">План</text:span> <text:span text:style-name="T2">реагирования на инциденты информационной безопасности (далее </text:span><text:span text:style-name="T5">ПР</text:span><text:span text:style-name="T2">ИБ)</text:span> устанавливает руководящие принципы для обеспечения <text:span text:style-name="T2">сохранения </text:span><text:span text:style-name="T5">конфиденциальности, сохранности и обеспечения </text:span><text:span text:style-name="T2">целостности <text:s/>данных, находящихся в распоряжении </text:span><text:span text:style-name="T3">ООО «АВС»</text:span><text:span text:style-name="T2"> <text:s/></text:span>;</text:p>
      <text:p text:style-name="P1"/>
      <text:p text:style-name="P1">1.2 Целью данной политики является обеспечение аутентификации и защиты данных клиентов компании в соответствии с требованиями стандарта ГОСТ 57580 и PCI DSS 4.0.;</text:p>
      <text:p text:style-name="P1"/>
      <text:p text:style-name="P1">1.3 Политика создана и применяется к доступу в личный кабинет «Партнёр-API» и всем связанным с ним процессам и системам.</text:p>
      <text:p text:style-name="P1"/>
      <text:p text:style-name="P7">2. Определения</text:p>
      <text:p text:style-name="P1"/>
      <text:p text:style-name="P1">2.1 API (Интерфейс программирования приложений) - набор функций и процедур, которые используются для взаимодействия между различными программами;</text:p>
      <text:p text:style-name="P1"/>
      <text:p text:style-name="P1">2.2 Личный кабинет «Партнёр-API» - веб-интерфейс, предоставляющий доступ к функциональности и информации, связанной с партнерской интеграцией через API.</text:p>
      <text:p text:style-name="P1"/>
      <text:p text:style-name="P7">3. Основные принципы</text:p>
      <text:p text:style-name="P1"/>
      <text:p text:style-name="P1">3.1 Соблюдение требований стандарта ГОСТ 57580 и PCI DSS 4.0</text:p>
      <text:list xml:id="list4238559898" text:style-name="WWNum5">
        <text:list-item>
          <text:p text:style-name="P8">Все процессы, связанные с аутентификацией доступа в личный кабинет "Партнёр-API", должны соответствовать требованиям и рекомендациям стандарта ГОСТ 57580 и PCI DSS 4.0.;</text:p>
        </text:list-item>
        <text:list-item>
          <text:p text:style-name="P8">Ответственным за реализацию программы вменяется в обязанность проводить аудиты и проверки на соблюдении требований стандартов ГОСТ 57580 и PCI DSS 4.0 не реже 1 раза в год</text:p>
        </text:list-item>
      </text:list>
      <text:p text:style-name="P1"/>
      <text:p text:style-name="P1">3.2 Аутентификация</text:p>
      <text:list xml:id="list2684030060" text:style-name="WWNum1">
        <text:list-item>
          <text:p text:style-name="P9">Аутентификация пользователей в личном кабинете «Партнёр-API» должна быть обязательной и основываться на достоверных и проверяемых учетных данных;</text:p>
        </text:list-item>
        <text:list-item>
          <text:p text:style-name="P9">Применение двухфакторной аутентификации для доступа пользователей в личный кабинет «Партнёр-API» является обязательным;</text:p>
        </text:list-item>
        <text:list-item>
          <text:p text:style-name="P9">Блокировка учетной записи пользователя после 5 неудачных попыток ввода пароля на 24 часа является обязательной;</text:p>
        </text:list-item>
        <text:list-item>
          <text:p text:style-name="P9">Установить требования к паролям:</text:p>
          <text:list>
            <text:list-item>
              <text:p text:style-name="P9">Длина пароля должна быть не менее 10 символов;</text:p>
            </text:list-item>
            <text:list-item>
              <text:p text:style-name="P9">Пароль должен содержать как минимум одну заглавную букву, одну строчную букву, одну цифру и один специальный символ;</text:p>
            </text:list-item>
            <text:list-item>
              <text:p text:style-name="P9">Пароль должен быть изменен не реже, чем раз в 90 дней;</text:p>
            </text:list-item>
          </text:list>
        </text:list-item>
        <text:list-item>
          <text:p text:style-name="P9">Определить требования к множественной аутентификации:</text:p>
          <text:list>
            <text:list-item>
              <text:p text:style-name="P9">Не допускается подключения к личному кабинету "Партнёр-API" более чем с одного устройства за одну сессию</text:p>
            </text:list-item>
          </text:list>
        </text:list-item>
      </text:list>
      <text:p text:style-name="P1"><text:soft-page-break/></text:p>
      <text:p text:style-name="P1">3.3 Защита учетных данных</text:p>
      <text:list xml:id="list4171388800" text:style-name="WWNum2">
        <text:list-item>
          <text:p text:style-name="P10">Учетные данные (такие как пароли и ключи API) должны быть защищены от несанкционированного доступа и доступны лишь ограниченному числу сотрудников компании, несущих личную ответственность за сохранность вышеупомянутых данных;</text:p>
        </text:list-item>
        <text:list-item>
          <text:p text:style-name="P10">Использование безопасных методов передачи и хранения учетных данных, такие как шифрование и хэширование является необходимым и обязательным</text:p>
        </text:list-item>
      </text:list>
      <text:p text:style-name="P1"/>
      <text:p text:style-name="P1">3.4 Разграничение доступа</text:p>
      <text:list xml:id="list356347216" text:style-name="WWNum3">
        <text:list-item>
          <text:p text:style-name="P11">Разграничение доступа, предоставляющие клиентам минимально необходимые привилегии для выполнения операций в личном кабинете «Партнёр-API» является обязательным;</text:p>
        </text:list-item>
      </text:list>
      <text:p text:style-name="P1"/>
      <text:p text:style-name="P1">3.5 Мониторинг и регистрация событий</text:p>
      <text:list xml:id="list102557106916315" text:continue-numbering="true" text:style-name="WWNum3">
        <text:list-item>
          <text:p text:style-name="P11">Ведение мониторинга и регистрация всех событий, связанных с доступом в личный кабинет «Партнёр-API», для обеспечения выявления и реагирования на потенциальные инциденты безопасности является обязательным и непрерывным на весь период функционирования личного кабинета «Партнёр-API»;</text:p>
        </text:list-item>
      </text:list>
      <text:p text:style-name="P3"/>
      <text:p text:style-name="P1">3.6 Обучение и осведомленность</text:p>
      <text:list xml:id="list207874416" text:style-name="WWNum4">
        <text:list-item>
          <text:p text:style-name="P12">Обеспечить проведение регулярных обучающих программы для сотрудников, связанных с личным кабинетом «Партнёр-API», с акцентом на безопасности данных и правилах аутентификации не реже 1 раза в 6 месяцев;</text:p>
        </text:list-item>
        <text:list-item>
          <text:p text:style-name="P12">Повышать осведомленность о безопасности среди пользователей личного кабинета «Партнёр-API» и предоставлять рекомендации по безопасной аутентификации не реже 1 раза в квартал.</text:p>
        </text:list-item>
      </text:list>
      <text:p text:style-name="P1"/>
      <text:p text:style-name="P7">4. Реагирование на инциденты</text:p>
      <text:p text:style-name="P1"/>
      <text:p text:style-name="P1">4.1 Определить процедуры реагирования на инциденты безопасности, связанные с доступом в личный кабинет «Партнёр-API», включая компрометацию учетных данных, несанкционированный доступ или утечку информации;</text:p>
      <text:p text:style-name="P1"/>
      <text:p text:style-name="P1">4.2 Назначить команду реагирования на инциденты и определить их обязанности, ответственность и сроки развертывания мероприятий по реагированию на инциденты;</text:p>
      <text:p text:style-name="P1"/>
      <text:p text:style-name="P1">4.3 Обеспечить проведение учений команды по реагированию на инциденты для проверки и улучшения готовности к инцидентам не реже 1 раза в квартал.</text:p>
      <text:p text:style-name="P1"/>
      <text:p text:style-name="P7">5. Заключительные положения</text:p>
      <text:p text:style-name="P1"/>
      <text:p text:style-name="P1">5.1 Политика информационной безопасности является обязательной для всех сотрудников компании «АБС» связанных с созданием и функционированием процессов и систем личного кабинета «Партнёр-API»;</text:p>
      <text:p text:style-name="P1"/>
      <text:p text:style-name="P1">5.2 Политика информационной безопасности является обязательной для всех пользователей личного кабинета «Партнёр-API»; </text:p>
      <text:p text:style-name="P1"/>
      <text:p text:style-name="P1">5.3 Политика должна регулярно обновляться и приводиться в соответствие с актуальными требованиями стандартов ГОСТ 57580 и PCI DSS 4.0.;</text:p>
      <text:p text:style-name="P1"/>
      <text:p text:style-name="P1"><text:soft-page-break/>5.4 Ответственность за подготовку технической и административной документации, разработанной в целях реализации настоящей Политики, а также неукоснительное выполнение всех технических и административных мероприятий, направленных на выполнение Политики возложить на начальника службы информационной безопасности Петрова Б.В.;</text:p>
      <text:p text:style-name="P1"/>
      <text:p text:style-name="P1">5.5<text:span text:style-name="T1"> </text:span>Контроль за исполнением положений настоящей политики оставляю за собой.</text:p>
      <text:p text:style-name="P1"/>
      <text:p text:style-name="P1"/>
      <text:p text:style-name="P1"/>
      <text:p text:style-name="P1"/>
      <text:p text:style-name="P1">Генеральный директор <text:s text:c="65"/>Иванов А.Г.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Mont" svg:font-family="Mont, 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Calibri" style:font-size-asian="12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ru" fo:country="RU" style:letter-kerning="true" style:font-name-asian="Calibri" style:font-size-asian="12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sevolod Ryzhov</meta:initial-creator>
    <meta:editing-cycles>10</meta:editing-cycles>
    <meta:creation-date>2023-06-06T13:53:00</meta:creation-date>
    <dc:date>2023-06-20T10:25:55.362360489</dc:date>
    <meta:editing-duration>PT1H18M16S</meta:editing-duration>
    <meta:generator>LibreOffice/7.0.4.2$Linux_X86_64 LibreOffice_project/00$Build-2</meta:generator>
    <meta:document-statistic meta:table-count="0" meta:image-count="0" meta:object-count="0" meta:page-count="3" meta:paragraph-count="45" meta:word-count="635" meta:character-count="4973" meta:non-whitespace-character-count="4330"/>
    <meta:user-defined meta:name="AppVersion">16.0000</meta:user-defined>
    <meta:template xlink:type="simple" xlink:actuate="onRequest" xlink:title="Normal.dotm" xlink:href=""/>
  </office:meta>
</office:document-meta>
</file>